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svg="urn:oasis:names:tc:opendocument:xmlns:svg-compatible:1.0" xmlns:number="urn:oasis:names:tc:opendocument:xmlns:data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automatic-styles/>
  <office:body>
    <office:spreadsheet>
      <table:table table:name="DataSheet">
        <table:table-row>
          <table:table-cell office:value-type="string">
            <text:p>keyAdd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dKey</text:p>
          </table:table-cell>
          <table:table-cell office:value-type="string">
            <text:p>graphical_culture</text:p>
          </table:table-cell>
          <table:table-cell office:value-type="string">
            <text:p>max_speed</text:p>
          </table:table-cell>
          <table:table-cell office:value-type="string">
            <text:p>acceleration</text:p>
          </table:table-cell>
          <table:table-cell office:value-type="string">
            <text:p>rotation_speed</text:p>
          </table:table-cell>
          <table:table-cell office:value-type="string">
            <text:p>combat_max_speed</text:p>
          </table:table-cell>
          <table:table-cell office:value-type="string">
            <text:p>combat_rotation_speed</text:p>
          </table:table-cell>
          <table:table-cell office:value-type="string">
            <text:p>collision_radius</text:p>
          </table:table-cell>
          <table:table-cell office:value-type="string">
            <text:p>modifier</text:p>
          </table:table-cell>
          <table:table-cell office:value-type="string">
            <text:p/>
          </table:table-cell>
          <table:table-cell office:value-type="string">
            <text:p>max_hitpoints</text:p>
          </table:table-cell>
          <table:table-cell office:value-type="string">
            <text:p>size_multiplier</text:p>
          </table:table-cell>
          <table:table-cell office:value-type="string">
            <text:p>fleet_slot_size</text:p>
          </table:table-cell>
          <table:table-cell office:value-type="string">
            <text:p>section_slots</text:p>
          </table:table-cell>
          <table:table-cell office:value-type="string">
            <text:p>num_target_locators</text:p>
          </table:table-cell>
          <table:table-cell office:value-type="string">
            <text:p>is_space_station</text:p>
          </table:table-cell>
          <table:table-cell office:value-type="string">
            <text:p>icon_frame</text:p>
          </table:table-cell>
          <table:table-cell office:value-type="string">
            <text:p>class</text:p>
          </table:table-cell>
          <table:table-cell office:value-type="string">
            <text:p>is_designable</text:p>
          </table:table-cell>
          <table:table-cell office:value-type="string">
            <text:p>required_component_set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hip_armor_add</text:p>
          </table:table-cell>
          <table:table-cell office:value-type="string">
            <text:p>ship_evasion_ad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mid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ocat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mad_corvette</text:p>
          </table:table-cell>
          <table:table-cell office:value-type="string">
            <text:p>no</text:p>
          </table:table-cell>
          <table:table-cell office:value-type="string">
            <text:p>5.25</text:p>
          </table:table-cell>
          <table:table-cell office:value-type="string">
            <text:p>0.35</text:p>
          </table:table-cell>
          <table:table-cell office:value-type="string">
            <text:p>0.1</text:p>
          </table:table-cell>
          <table:table-cell office:value-type="string">
            <text:p>1.75 	</text:p>
          </table:table-cell>
          <table:table-cell office:value-type="string">
            <text:p>0.08</text:p>
          </table:table-cell>
          <table:table-cell office:value-type="string">
            <text:p>2.0</text:p>
          </table:table-cell>
          <table:table-cell office:value-type="string">
            <text:p>10</text:p>
          </table:table-cell>
          <table:table-cell office:value-type="string">
            <text:p>70</text:p>
          </table:table-cell>
          <table:table-cell office:value-type="string">
            <text:p>35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>"ftl_components"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combat_computers"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thruster_components"</text:p>
          </table:table-cell>
        </table:table-row>
        <table:table-row>
          <table:table-cell office:value-type="string">
            <text:p>nomad_destroyer</text:p>
          </table:table-cell>
          <table:table-cell office:value-type="string">
            <text:p>no</text:p>
          </table:table-cell>
          <table:table-cell office:value-type="string">
            <text:p>4.5</text:p>
          </table:table-cell>
          <table:table-cell office:value-type="string">
            <text:p>0.3</text:p>
          </table:table-cell>
          <table:table-cell office:value-type="string">
            <text:p>0.2</text:p>
          </table:table-cell>
          <table:table-cell office:value-type="string">
            <text:p>1.50	 </text:p>
          </table:table-cell>
          <table:table-cell office:value-type="string">
            <text:p>0.05</text:p>
          </table:table-cell>
          <table:table-cell office:value-type="string">
            <text:p>2.5</text:p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>48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 office:value-type="string">
            <text:p>3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>"ftl_components"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combat_computers"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thruster_components"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meta>
    <meta:generator>ODFPY/1.3.5</meta:generator>
  </office:meta>
</office:document-meta>
</file>